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19pt" style:text-underline-style="none" style:font-size-asian="19pt" style:font-size-complex="19pt"/>
    </style:style>
    <style:style style:name="P2" style:family="paragraph" style:parent-style-name="Heading_20_3">
      <style:text-properties fo:font-size="19pt" style:font-size-asian="19pt" style:font-size-complex="19pt"/>
    </style:style>
    <style:style style:name="P3" style:family="paragraph" style:parent-style-name="Text_20_body">
      <style:text-properties officeooo:paragraph-rsid="001f5cf3"/>
    </style:style>
    <style:style style:name="T1" style:family="text">
      <style:text-properties officeooo:rsid="001df460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cesos Mutuamente Excluyentes</text:h>
      <text:p text:style-name="Text_20_body">Los sucesos mutuamente excluyentes son aquellos que no pueden ocurrir al mismo tiempo. Es decir, si uno de estos sucesos sucede, el otro no puede suceder.</text:p>
      <text:p text:style-name="Text_20_body"><text:span text:style-name="Strong_20_Emphasis">Ejemplo 1:</text:span> Cuando tiras un dado, sacar un 2 y sacar un 5 son mutuamente excluyentes porque no podes sacar ambos a la vez.</text:p>
      <text:p text:style-name="Text_20_body"><text:span text:style-name="Strong_20_Emphasis">Ejemplo 2:</text:span> En un examen, si la respuesta correcta es "París", entonces "Londres" no puede ser correcta al mismo tiempo.</text:p>
      <text:p text:style-name="Text_20_body"/>
      <text:h text:style-name="P2" text:outline-level="3">Ley de la Probabilidad Conjunta</text:h>
      <text:p text:style-name="Text_20_body">La ley de la probabilidad conjunta se refiere a la probabilidad de que dos o más sucesos ocurran al mismo tiempo. Para calcularla, multiplicás la probabilidad de cada suceso.</text:p>
      <text:p text:style-name="P3"><text:span text:style-name="Strong_20_Emphasis">Ejemplo 1:</text:span> Si tirás un dado y la probabilidad de sacar un 3 es 1/6, y tirás una moneda y sale cara con una probabilidad de 1/2, la probabilidad conjunta de que ambos ocurran es: </text:p>
      <text:p text:style-name="P3"><text:span text:style-name="T2">P</text:span>(3 en el dado) × <text:span text:style-name="T2">P</text:span>(cara en la moneda) = <draw:frame draw:style-name="fr1" draw:name="Objeto1" text:anchor-type="as-char" svg:y="-0.619cm" svg:width="1.98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Strong_20_Emphasis">Ejemplo 2:</text:span> Si tenés 3 canicas rojas y 2 azules, la probabilidad de sacar una roja (3/5) y luego otra roja sin devolverla (2/4) es:</text:p>
      <text:p text:style-name="P3"><text:span text:style-name="T2">P</text:span>(roja primero) × <text:span text:style-name="T2">P</text:span>(roja segundo) <text:span text:style-name="T1">= </text:span><text:span text:style-name="T1"><draw:frame draw:style-name="fr1" draw:name="Objeto2" text:anchor-type="as-char" svg:y="-0.619cm" svg:width="2.007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7:55:42.725613301</meta:creation-date>
    <dc:date>2024-10-14T08:48:03.931892199</dc:date>
    <meta:editing-duration>PT9M42S</meta:editing-duration>
    <meta:editing-cycles>1</meta:editing-cycles>
    <meta:document-statistic meta:table-count="0" meta:image-count="0" meta:object-count="2" meta:page-count="1" meta:paragraph-count="10" meta:word-count="183" meta:character-count="1014" meta:non-whitespace-character-count="838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frac>
        <mn>1</mn>
        <mn>6</mn>
      </mfrac>
      <mi>x</mi>
      <mrow>
        <mfrac>
          <mn>1</mn>
          <mn>2</mn>
        </mfrac>
        <mo stretchy="false">=</mo>
        <mfrac>
          <mn>1</mn>
          <mn>12</mn>
        </mfrac>
      </mrow>
    </mrow>
    <annotation encoding="StarMath 5.0">{1} over {6} x {1} over {2} = {1} over {12}</annotation>
  </semantics>
</math>
</file>

<file path=Object 2/content.xml><?xml version="1.0" encoding="utf-8"?>
<math xmlns="http://www.w3.org/1998/Math/MathML" display="block">
  <semantics>
    <mrow>
      <mfrac>
        <mn>3</mn>
        <mn>5</mn>
      </mfrac>
      <mi>x</mi>
      <mrow>
        <mfrac>
          <mn>2</mn>
          <mn>4</mn>
        </mfrac>
        <mo stretchy="false">=</mo>
        <mfrac>
          <mn>3</mn>
          <mn>10</mn>
        </mfrac>
      </mrow>
    </mrow>
    <annotation encoding="StarMath 5.0">{3} over {5} x {2} over {4}= {3} over {10} </annotation>
  </semantics>
</math>
</file>